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1666in" fo:margin-bottom="0.1666in"/>
    </style:style>
    <style:style style:name="T2" style:parent-style-name="Fonteparág.padrão" style:family="text">
      <style:text-properties style:font-name="Aptos" style:font-name-asian="Aptos" style:font-name-complex="Aptos"/>
    </style:style>
    <style:style style:name="T3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4" style:parent-style-name="Fonteparág.padrão" style:family="text">
      <style:text-properties style:font-name="Aptos" style:font-name-asian="Aptos" style:font-name-complex="Aptos"/>
    </style:style>
    <style:style style:name="P5" style:parent-style-name="Título2" style:family="paragraph">
      <style:paragraph-properties fo:margin-top="0.2076in" fo:margin-bottom="0.2076in"/>
    </style:style>
    <style:style style:name="T6" style:parent-style-name="Fonteparág.padrão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7" style:parent-style-name="Normal" style:family="paragraph">
      <style:paragraph-properties fo:margin-top="0.1666in" fo:margin-bottom="0.1666in"/>
    </style:style>
    <style:style style:name="T8" style:parent-style-name="Fonteparág.padrão" style:family="text">
      <style:text-properties style:font-name="Aptos" style:font-name-asian="Aptos" style:font-name-complex="Aptos"/>
    </style:style>
    <style:style style:name="T9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0" style:parent-style-name="Fonteparág.padrão" style:family="text">
      <style:text-properties style:font-name="Aptos" style:font-name-asian="Aptos" style:font-name-complex="Aptos"/>
    </style:style>
    <style:style style:name="P11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5" style:parent-style-name="Normal" style:family="paragraph">
      <style:paragraph-properties fo:margin-top="0.1666in" fo:margin-bottom="0.1666in"/>
    </style:style>
    <style:style style:name="T16" style:parent-style-name="Fonteparág.padrão" style:family="text">
      <style:text-properties style:font-name="Aptos" style:font-name-asian="Aptos" style:font-name-complex="Aptos"/>
    </style:style>
    <style:style style:name="P17" style:parent-style-name="Normal" style:family="paragraph">
      <style:paragraph-properties fo:margin-top="0.1666in" fo:margin-bottom="0.1666in"/>
    </style:style>
    <style:style style:name="T18" style:parent-style-name="Fonteparág.padrão" style:family="text">
      <style:text-properties style:font-name="Aptos" style:font-name-asian="Aptos" style:font-name-complex="Aptos"/>
    </style:style>
    <style:style style:name="P19" style:parent-style-name="Título2" style:family="paragraph">
      <style:paragraph-properties fo:margin-top="0.2076in" fo:margin-bottom="0.2076in"/>
    </style:style>
    <style:style style:name="T20" style:parent-style-name="Fonteparág.padrão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1" style:parent-style-name="Normal" style:family="paragraph">
      <style:paragraph-properties fo:margin-top="0.1666in" fo:margin-bottom="0.1666in"/>
    </style:style>
    <style:style style:name="T22" style:parent-style-name="Fonteparág.padrão" style:family="text">
      <style:text-properties style:font-name="Aptos" style:font-name-asian="Aptos" style:font-name-complex="Aptos"/>
    </style:style>
    <style:style style:name="P23" style:parent-style-name="ParágrafodaLista" style:family="paragraph">
      <style:paragraph-properties fo:margin-top="0.1666in" fo:margin-bottom="0.1666in"/>
    </style:style>
    <style:style style:name="T24" style:parent-style-name="Fonteparág.padrão" style:family="text">
      <style:text-properties style:font-name="Aptos" style:font-name-asian="Aptos" style:font-name-complex="Aptos"/>
    </style:style>
    <style:style style:name="T25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26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7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8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9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0" style:parent-style-name="Título2" style:family="paragraph">
      <style:paragraph-properties fo:margin-top="0.2076in" fo:margin-bottom="0.2076in"/>
    </style:style>
    <style:style style:name="T31" style:parent-style-name="Fonteparág.padrão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32" style:parent-style-name="Normal" style:family="paragraph">
      <style:paragraph-properties fo:margin-top="0.1666in" fo:margin-bottom="0.1666in"/>
    </style:style>
    <style:style style:name="T33" style:parent-style-name="Fonteparág.padrão" style:family="text">
      <style:text-properties style:font-name="Aptos" style:font-name-asian="Aptos" style:font-name-complex="Aptos"/>
    </style:style>
    <style:style style:name="P34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5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6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7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8" style:parent-style-name="Normal" style:family="paragraph">
      <style:paragraph-properties fo:margin-top="0.1666in" fo:margin-bottom="0.1666in"/>
    </style:style>
    <style:style style:name="T39" style:parent-style-name="Fonteparág.padrão" style:family="text">
      <style:text-properties style:font-name="Aptos" style:font-name-asian="Aptos" style:font-name-complex="Aptos"/>
    </style:style>
    <style:style style:name="P40" style:parent-style-name="Título2" style:family="paragraph">
      <style:paragraph-properties fo:margin-top="0.2076in" fo:margin-bottom="0.2076in"/>
    </style:style>
    <style:style style:name="T41" style:parent-style-name="Fonteparág.padrão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42" style:parent-style-name="Normal" style:family="paragraph">
      <style:paragraph-properties fo:margin-top="0.1666in" fo:margin-bottom="0.1666in"/>
    </style:style>
    <style:style style:name="T43" style:parent-style-name="Fonteparág.padrão" style:family="text">
      <style:text-properties style:font-name="Aptos" style:font-name-asian="Aptos" style:font-name-complex="Aptos"/>
    </style:style>
    <style:style style:name="P44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5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6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7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8" style:parent-style-name="Título2" style:family="paragraph">
      <style:paragraph-properties fo:margin-top="0.2076in" fo:margin-bottom="0.2076in"/>
    </style:style>
    <style:style style:name="T49" style:parent-style-name="Fonteparág.padrão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50" style:parent-style-name="Título3" style:family="paragraph">
      <style:paragraph-properties fo:margin-top="0.1951in" fo:margin-bottom="0.1951in"/>
    </style:style>
    <style:style style:name="T51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52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3" style:parent-style-name="Título3" style:family="paragraph">
      <style:paragraph-properties fo:margin-top="0.1951in" fo:margin-bottom="0.1951in"/>
    </style:style>
    <style:style style:name="T54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55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6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7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8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9" style:parent-style-name="Título2" style:family="paragraph">
      <style:paragraph-properties fo:margin-top="0.2076in" fo:margin-bottom="0.2076in"/>
    </style:style>
    <style:style style:name="T60" style:parent-style-name="Fonteparág.padrão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61" style:parent-style-name="Normal" style:family="paragraph">
      <style:paragraph-properties fo:margin-top="0.1666in" fo:margin-bottom="0.1666in"/>
    </style:style>
    <style:style style:name="T62" style:parent-style-name="Fonteparág.padrão" style:family="text">
      <style:text-properties style:font-name="Aptos" style:font-name-asian="Aptos" style:font-name-complex="Aptos"/>
    </style:style>
    <style:style style:name="P63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4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5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6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7" style:parent-style-name="Título2" style:family="paragraph">
      <style:paragraph-properties fo:margin-top="0.2076in" fo:margin-bottom="0.2076in"/>
    </style:style>
    <style:style style:name="T68" style:parent-style-name="Fonteparág.padrão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69" style:parent-style-name="Normal" style:family="paragraph">
      <style:paragraph-properties fo:margin-top="0.1666in" fo:margin-bottom="0.1666in"/>
    </style:style>
    <style:style style:name="T70" style:parent-style-name="Fonteparág.padrão" style:family="text">
      <style:text-properties style:font-name="Aptos" style:font-name-asian="Aptos" style:font-name-complex="Aptos"/>
    </style:style>
    <style:style style:name="P71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2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3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4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5" style:parent-style-name="Título2" style:family="paragraph">
      <style:paragraph-properties fo:margin-top="0.2076in" fo:margin-bottom="0.2076in"/>
    </style:style>
    <style:style style:name="T76" style:parent-style-name="Fonteparág.padrão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77" style:parent-style-name="Normal" style:family="paragraph">
      <style:paragraph-properties fo:margin-top="0.1666in" fo:margin-bottom="0.1666in"/>
    </style:style>
    <style:style style:name="T78" style:parent-style-name="Fonteparág.padrão" style:family="text">
      <style:text-properties style:font-name="Aptos" style:font-name-asian="Aptos" style:font-name-complex="Aptos"/>
    </style:style>
    <style:style style:name="P79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0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1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2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3" style:parent-style-name="Título2" style:family="paragraph">
      <style:paragraph-properties fo:margin-top="0.2076in" fo:margin-bottom="0.2076in"/>
    </style:style>
    <style:style style:name="T84" style:parent-style-name="Fonteparág.padrão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85" style:parent-style-name="Normal" style:family="paragraph">
      <style:paragraph-properties fo:margin-top="0.1666in" fo:margin-bottom="0.1666in"/>
    </style:style>
    <style:style style:name="T86" style:parent-style-name="Fonteparág.padrão" style:family="text">
      <style:text-properties style:font-name="Aptos" style:font-name-asian="Aptos" style:font-name-complex="Aptos"/>
    </style:style>
    <style:style style:name="P87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8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9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0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1" style:parent-style-name="Título2" style:family="paragraph">
      <style:paragraph-properties fo:margin-top="0.2076in" fo:margin-bottom="0.2076in"/>
    </style:style>
    <style:style style:name="T92" style:parent-style-name="Fonteparág.padrão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93" style:parent-style-name="Título3" style:family="paragraph">
      <style:paragraph-properties fo:margin-top="0.1951in" fo:margin-bottom="0.1951in"/>
    </style:style>
    <style:style style:name="T94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95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6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7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8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9" style:parent-style-name="Título3" style:family="paragraph">
      <style:paragraph-properties fo:margin-top="0.1951in" fo:margin-bottom="0.1951in"/>
    </style:style>
    <style:style style:name="T100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101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02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03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04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05" style:parent-style-name="Título2" style:family="paragraph">
      <style:paragraph-properties fo:margin-top="0.2076in" fo:margin-bottom="0.2076in"/>
    </style:style>
    <style:style style:name="T106" style:parent-style-name="Fonteparág.padrão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07" style:parent-style-name="Normal" style:family="paragraph">
      <style:paragraph-properties fo:margin-top="0.1666in" fo:margin-bottom="0.1666in"/>
    </style:style>
    <style:style style:name="T108" style:parent-style-name="Fonteparág.padrão" style:family="text">
      <style:text-properties style:font-name="Aptos" style:font-name-asian="Aptos" style:font-name-complex="Aptos"/>
    </style:style>
    <style:style style:name="P109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10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11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12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13" style:parent-style-name="Título2" style:family="paragraph">
      <style:paragraph-properties fo:margin-top="0.2076in" fo:margin-bottom="0.2076in"/>
    </style:style>
    <style:style style:name="T114" style:parent-style-name="Fonteparág.padrão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15" style:parent-style-name="Normal" style:family="paragraph">
      <style:paragraph-properties fo:margin-top="0.1666in" fo:margin-bottom="0.1666in"/>
    </style:style>
    <style:style style:name="T116" style:parent-style-name="Fonteparág.padrão" style:family="text">
      <style:text-properties style:font-name="Aptos" style:font-name-asian="Aptos" style:font-name-complex="Aptos"/>
    </style:style>
    <style:style style:name="P117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18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19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0" style:parent-style-name="Normal" style:family="paragraph">
      <style:paragraph-properties fo:margin-top="0.1666in" fo:margin-bottom="0.1666in"/>
    </style:style>
    <style:style style:name="T121" style:parent-style-name="Fonteparág.padrão" style:family="text">
      <style:text-properties style:font-name="Aptos" style:font-name-asian="Aptos" style:font-name-complex="Aptos"/>
    </style:style>
    <style:style style:name="P122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3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4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5" style:parent-style-name="Título2" style:family="paragraph">
      <style:paragraph-properties fo:margin-top="0.2076in" fo:margin-bottom="0.2076in"/>
    </style:style>
    <style:style style:name="T126" style:parent-style-name="Fonteparág.padrão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27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8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9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0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1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2" style:parent-style-name="Título2" style:family="paragraph">
      <style:paragraph-properties fo:margin-top="0.2076in" fo:margin-bottom="0.2076in"/>
    </style:style>
    <style:style style:name="T133" style:parent-style-name="Fonteparág.padrão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34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5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6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7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8" style:parent-style-name="Título2" style:family="paragraph">
      <style:paragraph-properties fo:margin-top="0.2076in" fo:margin-bottom="0.2076in"/>
    </style:style>
    <style:style style:name="T139" style:parent-style-name="Fonteparág.padrão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40" style:parent-style-name="Normal" style:family="paragraph">
      <style:paragraph-properties fo:margin-top="0.1666in" fo:margin-bottom="0.1666in"/>
    </style:style>
    <style:style style:name="T141" style:parent-style-name="Fonteparág.padrão" style:family="text">
      <style:text-properties style:font-name="Aptos" style:font-name-asian="Aptos" style:font-name-complex="Aptos"/>
    </style:style>
    <style:style style:name="P142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3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4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5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6" style:parent-style-name="Título2" style:family="paragraph">
      <style:paragraph-properties fo:margin-top="0.2076in" fo:margin-bottom="0.2076in"/>
    </style:style>
    <style:style style:name="T147" style:parent-style-name="Fonteparág.padrão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48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9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50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51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52" style:parent-style-name="Normal" style:family="paragraph">
      <style:paragraph-properties fo:margin-top="0.1666in" fo:margin-bottom="0.1666in"/>
    </style:style>
    <style:style style:name="T153" style:parent-style-name="Fonteparág.padrão" style:family="text">
      <style:text-properties style:font-name="Aptos" style:font-name-asian="Aptos" style:font-name-complex="Aptos"/>
    </style:style>
    <style:style style:name="P154" style:parent-style-name="Normal" style:family="paragraph">
      <style:paragraph-properties fo:margin-top="0.1666in" fo:margin-bottom="0.1666in"/>
    </style:style>
    <style:style style:name="T155" style:parent-style-name="Fonteparág.padrão" style:family="text">
      <style:text-properties style:font-name="Aptos" style:font-name-asian="Aptos" style:font-name-complex="Aptos"/>
    </style:style>
    <style:style style:name="P156" style:parent-style-name="Normal" style:family="paragraph">
      <style:paragraph-properties fo:margin-top="0.1666in" fo:margin-bottom="0.1666in"/>
    </style:style>
    <style:style style:name="T157" style:parent-style-name="Fonteparág.padrão" style:family="text">
      <style:text-properties style:font-name="Aptos" style:font-name-asian="Aptos" style:font-name-complex="Aptos"/>
    </style:style>
    <style:style style:name="P158" style:parent-style-name="Normal" style:family="paragraph">
      <style:paragraph-properties fo:margin-top="0.1666in" fo:margin-bottom="0.1666in"/>
    </style:style>
    <style:style style:name="T159" style:parent-style-name="Fonteparág.padrão" style:family="text">
      <style:text-properties style:font-name="Aptos" style:font-name-asian="Aptos" style:font-name-complex="Aptos"/>
    </style:style>
    <style:style style:name="P160" style:parent-style-name="Normal" style:family="paragraph">
      <style:paragraph-properties fo:margin-top="0.1666in" fo:margin-bottom="0.1666in"/>
    </style:style>
    <style:style style:name="T161" style:parent-style-name="Fonteparág.padrão" style:family="text">
      <style:text-properties style:font-name="Aptos" style:font-name-asian="Aptos" style:font-name-complex="Aptos"/>
    </style:style>
    <style:style style:name="P162" style:parent-style-name="Normal" style:family="paragraph">
      <style:paragraph-properties fo:margin-top="0.1666in" fo:margin-bottom="0.1666in"/>
    </style:style>
    <style:style style:name="T163" style:parent-style-name="Fonteparág.padrão" style:family="text">
      <style:text-properties style:font-name="Aptos" style:font-name-asian="Aptos" style:font-name-complex="Aptos"/>
    </style:style>
  </office:automatic-styles>
  <office:body>
    <office:text text:use-soft-page-breaks="true">
      <text:p text:style-name="P1"><text:span text:style-name="T2">Ótimo tema — app de segurança individual é super relevante. Vou te ajudar com um<text:s/></text:span><text:span text:style-name="T3">roteiro completo e direto</text:span><text:span text:style-name="T4"><text:s/>para você montar sua apresentação do TCC, com o que falar em cada parte 👇</text:span></text:p>
      <text:p text:style-name="Normal"/>
      <text:h text:style-name="P5" text:outline-level="2"><text:span text:style-name="T6">🔴 1. Problematização</text:span></text:h>
      <text:p text:style-name="P7"><text:span text:style-name="T8">Explique<text:s/></text:span><text:span text:style-name="T9">o problema que motivou seu projeto</text:span><text:span text:style-name="T10">.</text:span></text:p>
      <text:list text:style-name="LFO19" text:continue-numbering="true">
        <text:list-item>
          <text:p text:style-name="P11">Aumento da sensação de insegurança nas cidades</text:p>
        </text:list-item>
        <text:list-item>
          <text:p text:style-name="P12">Dificuldade de pedir ajuda rapidamente em situações de risco</text:p>
        </text:list-item>
        <text:list-item>
          <text:p text:style-name="P13">Falta de ferramentas acessíveis e rápidas para emergências</text:p>
        </text:list-item>
        <text:list-item>
          <text:p text:style-name="P14">Dependência de ligações (que nem sempre são possíveis)</text:p>
        </text:list-item>
      </text:list>
      <text:p text:style-name="P15"><text:span text:style-name="T16">👉 Finalize com uma pergunta forte:</text:span></text:p>
      <text:p text:style-name="P17"><text:span text:style-name="T18">“Como podemos usar a tecnologia para aumentar a segurança pessoal em situações de risco?”</text:span></text:p>
      <text:p text:style-name="Normal"/>
      <text:h text:style-name="P19" text:outline-level="2"><text:span text:style-name="T20">🟢 2. Solução</text:span></text:h>
      <text:p text:style-name="P21"><text:span text:style-name="T22">Apresente sua ideia.</text:span></text:p>
      <text:list text:style-name="LFO18" text:continue-numbering="true">
        <text:list-item>
          <text:p text:style-name="P23"><text:span text:style-name="T24">Desenvolvimento de um<text:s/></text:span><text:span text:style-name="T25">aplicativo de segurança pessoal</text:span></text:p>
        </text:list-item>
        <text:list-item>
          <text:p text:style-name="P26">Botão de emergência (SOS)</text:p>
        </text:list-item>
        <text:list-item>
          <text:p text:style-name="P27">Compartilhamento de localização em tempo real</text:p>
        </text:list-item>
        <text:list-item>
          <text:p text:style-name="P28">Notificação automática para contatos confiáveis</text:p>
        </text:list-item>
        <text:list-item>
          <text:p text:style-name="P29">Possível integração com autoridades (opcional)</text:p>
        </text:list-item>
      </text:list>
      <text:p text:style-name="Normal"/>
      <text:h text:style-name="P30" text:outline-level="2"><text:span text:style-name="T31">✏️ 3. Esboço (Protótipo)</text:span></text:h>
      <text:p text:style-name="P32"><text:span text:style-name="T33">Mostre como será o app.</text:span></text:p>
      <text:list text:style-name="LFO17" text:continue-numbering="true">
        <text:list-item>
          <text:p text:style-name="P34">Tela inicial com botão de emergência</text:p>
        </text:list-item>
        <text:list-item>
          <text:p text:style-name="P35">Tela de cadastro de contatos de confiança</text:p>
        </text:list-item>
        <text:list-item>
          <text:p text:style-name="P36">Mapa com localização em tempo real</text:p>
        </text:list-item>
        <text:list-item>
          <text:p text:style-name="P37">Interface simples e rápida</text:p>
        </text:list-item>
      </text:list>
      <text:p text:style-name="P38"><text:span text:style-name="T39">👉 Se puder, inclua prints do Figma ou desenho</text:span></text:p>
      <text:p text:style-name="Normal"/>
      <text:h text:style-name="P40" text:outline-level="2"><text:span text:style-name="T41">🎯 4. Público-alvo</text:span></text:h>
      <text:p text:style-name="P42"><text:span text:style-name="T43">Quem vai usar?</text:span></text:p>
      <text:list text:style-name="LFO16" text:continue-numbering="true">
        <text:list-item>
          <text:p text:style-name="P44">Jovens e adultos em áreas urbanas</text:p>
        </text:list-item>
        <text:list-item>
          <text:p text:style-name="P45">Pessoas que se deslocam sozinhas</text:p>
        </text:list-item>
        <text:list-item>
          <text:p text:style-name="P46">Motoristas de aplicativo</text:p>
        </text:list-item>
        <text:list-item>
          <text:p text:style-name="P47">Mulheres (grupo frequentemente mais vulnerável)</text:p>
        </text:list-item>
      </text:list>
      <text:p text:style-name="Normal"/>
      <text:h text:style-name="P48" text:outline-level="2"><text:span text:style-name="T49">🎯 5. Objetivos</text:span></text:h>
      <text:h text:style-name="P50" text:outline-level="3"><text:span text:style-name="T51">Geral:</text:span></text:h>
      <text:list text:style-name="LFO15" text:continue-numbering="true">
        <text:list-item>
          <text:p text:style-name="P52">Desenvolver um app que aumente a segurança pessoal</text:p>
        </text:list-item>
      </text:list>
      <text:h text:style-name="P53" text:outline-level="3"><text:span text:style-name="T54">Específicos:</text:span></text:h>
      <text:list text:style-name="LFO14" text:continue-numbering="true">
        <text:list-item>
          <text:p text:style-name="P55">Criar sistema de alerta rápido</text:p>
        </text:list-item>
        <text:list-item>
          <text:p text:style-name="P56">Permitir compartilhamento de localização</text:p>
        </text:list-item>
        <text:list-item>
          <text:p text:style-name="P57">Garantir facilidade de uso</text:p>
        </text:list-item>
        <text:list-item>
          <text:p text:style-name="P58">Reduzir tempo de resposta em emergências</text:p>
        </text:list-item>
      </text:list>
      <text:p text:style-name="Normal"/>
      <text:h text:style-name="P59" text:outline-level="2"><text:span text:style-name="T60">💡 6. Justificativa</text:span></text:h>
      <text:p text:style-name="P61"><text:span text:style-name="T62">Por que isso é importante?</text:span></text:p>
      <text:list text:style-name="LFO13" text:continue-numbering="true">
        <text:list-item>
          <text:p text:style-name="P63">Crescente preocupação com segurança</text:p>
        </text:list-item>
        <text:list-item>
          <text:p text:style-name="P64">Tecnologia como ferramenta de proteção</text:p>
        </text:list-item>
        <text:list-item>
          <text:p text:style-name="P65">Falta de soluções simples e acessíveis</text:p>
        </text:list-item>
        <text:list-item>
          <text:p text:style-name="P66">Impacto social positivo</text:p>
        </text:list-item>
      </text:list>
      <text:p text:style-name="Normal"/>
      <text:h text:style-name="P67" text:outline-level="2"><text:span text:style-name="T68">⚙️ 7. Metodologias</text:span></text:h>
      <text:p text:style-name="P69"><text:span text:style-name="T70">Como você vai desenvolver?</text:span></text:p>
      <text:list text:style-name="LFO12" text:continue-numbering="true">
        <text:list-item>
          <text:p text:style-name="P71">Metodologia ágil (Scrum ou Kanban)</text:p>
        </text:list-item>
        <text:list-item>
          <text:p text:style-name="P72">Desenvolvimento incremental</text:p>
        </text:list-item>
        <text:list-item>
          <text:p text:style-name="P73">Testes com usuários</text:p>
        </text:list-item>
        <text:list-item>
          <text:p text:style-name="P74">Prototipação antes da implementação</text:p>
        </text:list-item>
      </text:list>
      <text:p text:style-name="Normal"/>
      <text:h text:style-name="P75" text:outline-level="2"><text:span text:style-name="T76">💻 8. Tecnologias</text:span></text:h>
      <text:p text:style-name="P77"><text:span text:style-name="T78">O que você vai usar?</text:span></text:p>
      <text:list text:style-name="LFO11" text:continue-numbering="true">
        <text:list-item>
          <text:p text:style-name="P79">Linguagem: (ex: Java, Kotlin, JavaScript)</text:p>
        </text:list-item>
        <text:list-item>
          <text:p text:style-name="P80">Framework: (ex: React Native, Flutter)</text:p>
        </text:list-item>
        <text:list-item>
          <text:p text:style-name="P81">Banco de dados: Firebase / MySQL</text:p>
        </text:list-item>
        <text:list-item>
          <text:p text:style-name="P82">APIs de localização (GPS, Google Maps)</text:p>
        </text:list-item>
      </text:list>
      <text:p text:style-name="Normal"/>
      <text:h text:style-name="P83" text:outline-level="2"><text:span text:style-name="T84">📋 9. Levantamento de Requisitos</text:span></text:h>
      <text:p text:style-name="P85"><text:span text:style-name="T86">Como você descobriu o que o app precisa?</text:span></text:p>
      <text:list text:style-name="LFO10" text:continue-numbering="true">
        <text:list-item>
          <text:p text:style-name="P87">Pesquisa com usuários</text:p>
        </text:list-item>
        <text:list-item>
          <text:p text:style-name="P88">Questionários</text:p>
        </text:list-item>
        <text:list-item>
          <text:p text:style-name="P89">Análise de apps semelhantes</text:p>
        </text:list-item>
        <text:list-item>
          <text:p text:style-name="P90">Entrevistas</text:p>
        </text:list-item>
      </text:list>
      <text:p text:style-name="Normal"/>
      <text:h text:style-name="P91" text:outline-level="2"><text:span text:style-name="T92">📌 10. Requisitos</text:span></text:h>
      <text:h text:style-name="P93" text:outline-level="3"><text:span text:style-name="T94">Funcionais:</text:span></text:h>
      <text:list text:style-name="LFO9" text:continue-numbering="true">
        <text:list-item>
          <text:p text:style-name="P95">Enviar alerta SOS</text:p>
        </text:list-item>
        <text:list-item>
          <text:p text:style-name="P96">Compartilhar localização</text:p>
        </text:list-item>
        <text:list-item>
          <text:p text:style-name="P97">Cadastrar contatos</text:p>
        </text:list-item>
        <text:list-item>
          <text:p text:style-name="P98">Enviar notificações</text:p>
        </text:list-item>
      </text:list>
      <text:h text:style-name="P99" text:outline-level="3"><text:span text:style-name="T100">Não funcionais:</text:span></text:h>
      <text:list text:style-name="LFO8" text:continue-numbering="true">
        <text:list-item>
          <text:p text:style-name="P101">Interface simples</text:p>
        </text:list-item>
        <text:list-item>
          <text:p text:style-name="P102">Resposta rápida</text:p>
        </text:list-item>
        <text:list-item>
          <text:p text:style-name="P103">Segurança dos dados</text:p>
        </text:list-item>
        <text:list-item>
          <text:p text:style-name="P104">Compatibilidade com smartphones</text:p>
        </text:list-item>
      </text:list>
      <text:p text:style-name="Normal"/>
      <text:h text:style-name="P105" text:outline-level="2"><text:span text:style-name="T106">📚 11. Fundamentação Teórica</text:span></text:h>
      <text:p text:style-name="P107"><text:span text:style-name="T108">Base teórica do projeto.</text:span></text:p>
      <text:list text:style-name="LFO7" text:continue-numbering="true">
        <text:list-item>
          <text:p text:style-name="P109">Segurança da informação</text:p>
        </text:list-item>
        <text:list-item>
          <text:p text:style-name="P110">Sistemas móveis</text:p>
        </text:list-item>
        <text:list-item>
          <text:p text:style-name="P111">Usabilidade (UX/UI)</text:p>
        </text:list-item>
        <text:list-item>
          <text:p text:style-name="P112">Geolocalização</text:p>
        </text:list-item>
      </text:list>
      <text:p text:style-name="Normal"/>
      <text:h text:style-name="P113" text:outline-level="2"><text:span text:style-name="T114">🔍 12. Pesquisas</text:span></text:h>
      <text:p text:style-name="P115"><text:span text:style-name="T116">O que você analisou?</text:span></text:p>
      <text:list text:style-name="LFO6" text:continue-numbering="true">
        <text:list-item>
          <text:p text:style-name="P117">Dados sobre violência urbana</text:p>
        </text:list-item>
        <text:list-item>
          <text:p text:style-name="P118">Estudos sobre segurança pessoal</text:p>
        </text:list-item>
        <text:list-item>
          <text:p text:style-name="P119">Comparação com apps existentes</text:p>
        </text:list-item>
      </text:list>
      <text:p text:style-name="P120"><text:span text:style-name="T121">👉 Pode citar apps como:</text:span></text:p>
      <text:list text:style-name="LFO5" text:continue-numbering="true">
        <text:list-item>
          <text:p text:style-name="P122">Life360</text:p>
        </text:list-item>
        <text:list-item>
          <text:p text:style-name="P123">bSafe</text:p>
        </text:list-item>
        <text:list-item>
          <text:p text:style-name="P124">Safe365</text:p>
        </text:list-item>
      </text:list>
      <text:p text:style-name="Normal"/>
      <text:h text:style-name="P125" text:outline-level="2"><text:span text:style-name="T126">🧠 13. Soft Skills desenvolvidas</text:span></text:h>
      <text:list text:style-name="LFO4" text:continue-numbering="true">
        <text:list-item>
          <text:p text:style-name="P127">Trabalho em equipe</text:p>
        </text:list-item>
        <text:list-item>
          <text:p text:style-name="P128">Organização</text:p>
        </text:list-item>
        <text:list-item>
          <text:p text:style-name="P129">Resolução de problemas</text:p>
        </text:list-item>
        <text:list-item>
          <text:p text:style-name="P130">Comunicação</text:p>
        </text:list-item>
        <text:list-item>
          <text:p text:style-name="P131">Pensamento crítico</text:p>
        </text:list-item>
      </text:list>
      <text:p text:style-name="Normal"/>
      <text:h text:style-name="P132" text:outline-level="2"><text:span text:style-name="T133">⚠️ 14. Desafios</text:span></text:h>
      <text:list text:style-name="LFO3" text:continue-numbering="true">
        <text:list-item>
          <text:p text:style-name="P134">Garantir precisão da localização</text:p>
        </text:list-item>
        <text:list-item>
          <text:p text:style-name="P135">Evitar falhas no envio de alertas</text:p>
        </text:list-item>
        <text:list-item>
          <text:p text:style-name="P136">Segurança dos dados dos usuários</text:p>
        </text:list-item>
        <text:list-item>
          <text:p text:style-name="P137">Interface simples e eficiente</text:p>
        </text:list-item>
      </text:list>
      <text:p text:style-name="Normal"/>
      <text:h text:style-name="P138" text:outline-level="2"><text:span text:style-name="T139">📖 15. Bibliografia</text:span></text:h>
      <text:p text:style-name="P140"><text:span text:style-name="T141">Inclua:</text:span></text:p>
      <text:list text:style-name="LFO2" text:continue-numbering="true">
        <text:list-item>
          <text:p text:style-name="P142">Artigos científicos</text:p>
        </text:list-item>
        <text:list-item>
          <text:p text:style-name="P143">Sites confiáveis</text:p>
        </text:list-item>
        <text:list-item>
          <text:p text:style-name="P144">Livros</text:p>
        </text:list-item>
        <text:list-item>
          <text:p text:style-name="P145">Documentação de tecnologias</text:p>
        </text:list-item>
      </text:list>
      <text:p text:style-name="Normal"/>
      <text:h text:style-name="P146" text:outline-level="2"><text:span text:style-name="T147">💬 Dica final para apresentação</text:span></text:h>
      <text:list text:style-name="LFO1" text:continue-numbering="true">
        <text:list-item>
          <text:p text:style-name="P148">Use slides visuais (pouco texto)</text:p>
        </text:list-item>
        <text:list-item>
          <text:p text:style-name="P149">Mostre o protótipo (isso impressiona muito)</text:p>
        </text:list-item>
        <text:list-item>
          <text:p text:style-name="P150">Treine uma fala clara (5–10 min)</text:p>
        </text:list-item>
        <text:list-item>
          <text:p text:style-name="P151">Termine com impacto:</text:p>
        </text:list-item>
      </text:list>
      <text:p text:style-name="P152"><text:span text:style-name="T153">“Nosso objetivo é transformar o celular em uma ferramenta ativa de proteção pessoal.”</text:span></text:p>
      <text:p text:style-name="Normal"/>
      <text:p text:style-name="P154"><text:span text:style-name="T155">Se quiser, posso:</text:span></text:p>
      <text:p text:style-name="P156"><text:span text:style-name="T157">✅ Montar os slides prontos pra você</text:span></text:p>
      <text:p text:style-name="P158"><text:span text:style-name="T159">✅ Criar um protótipo de telas</text:span></text:p>
      <text:p text:style-name="P160"><text:span text:style-name="T161">✅ Escrever sua fala para apresentação</text:span></text:p>
      <text:p text:style-name="P162"><text:span text:style-name="T163">Só me fala 👍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heus Trindade Matheus</meta:initial-creator>
    <dc:creator>Matheus Trindade Matheus</dc:creator>
    <meta:creation-date>2026-04-02T20:55:00Z</meta:creation-date>
    <dc:date>2026-04-02T20:55:00Z</dc:date>
    <meta:template xlink:href="Normal.dotm" xlink:type="simple"/>
    <meta:editing-cycles>1</meta:editing-cycles>
    <meta:editing-duration>PT0S</meta:editing-duration>
    <meta:document-statistic meta:page-count="1" meta:paragraph-count="6" meta:word-count="542" meta:character-count="3464" meta:row-count="24" meta:non-whitespace-character-count="2928"/>
  </office:meta>
</office:document-meta>
</file>